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style:font-name="Segoe UI Emoji" style:font-name-complex="Segoe UI Emoji"/>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font-name="Segoe UI Emoji" style:font-name-complex="Segoe UI Emoji"/>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font-name="Segoe UI Emoji" style:font-name-complex="Segoe UI Emoji"/>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name="Segoe UI Emoji" style:font-name-complex="Segoe UI Emoji"/>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font-name="Segoe UI Emoji" style:font-name-complex="Segoe UI Emoji"/>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T14" style:parent-style-name="DefaultParagraphFont" style:family="text">
      <style:text-properties style:font-name="Segoe UI Emoji" style:font-name-complex="Segoe UI Emoji"/>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style:font-name="Segoe UI Emoji" style:font-name-complex="Segoe UI Emoji"/>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font-name="Segoe UI Emoji" style:font-name-complex="Segoe UI Emoji"/>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style:font-name="Segoe UI Emoji" style:font-name-complex="Segoe UI Emoji"/>
    </style:style>
    <style:style style:name="T21" style:parent-style-name="DefaultParagraphFon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style:font-name="Segoe UI Emoji" style:font-name-complex="Segoe UI Emoji"/>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font-name="Segoe UI Emoji" style:font-name-complex="Segoe UI Emoji"/>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font-name="Segoe UI Emoji" style:font-name-complex="Segoe UI Emoji"/>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style:font-name="Segoe UI Emoji" style:font-name-complex="Segoe UI Emoji"/>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style:font-name="Segoe UI Emoji" style:font-name-complex="Segoe UI Emoji"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style:font-name="Segoe UI Symbol" style:font-name-complex="Segoe UI Symbol"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style:font-name="Segoe UI Emoji" style:font-name-complex="Segoe UI Emoji"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style:font-name="Segoe UI Emoji" style:font-name-complex="Segoe UI Emoji"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style:font-name="Segoe UI Emoji" style:font-name-complex="Segoe UI Emoji"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style:font-name="Segoe UI Emoji" style:font-name-complex="Segoe UI Emoji"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style:font-name="Segoe UI Emoji" style:font-name-complex="Segoe UI Emoji"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style:font-name="Segoe UI Symbol" style:font-name-complex="Segoe UI Symbol"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style:font-name="Segoe UI Emoji" style:font-name-complex="Segoe UI Emoji"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style:font-name="Segoe UI Emoji" style:font-name-complex="Segoe UI Emoji"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style:font-name="Segoe UI Emoji" style:font-name-complex="Segoe UI Emoji"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style:font-name="Segoe UI Emoji" style:font-name-complex="Segoe UI Emoji"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style:font-name="Segoe UI Symbol" style:font-name-complex="Segoe UI Symbol"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style:font-name="Segoe UI Emoji" style:font-name-complex="Segoe UI Emoji"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style:font-name="Segoe UI Emoji" style:font-name-complex="Segoe UI Emoji"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style:font-name="Segoe UI Emoji" style:font-name-complex="Segoe UI Emoji"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style:font-name="Segoe UI Emoji" style:font-name-complex="Segoe UI Emoji"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style:font-name="Segoe UI Emoji" style:font-name-complex="Segoe UI Emoji"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style:font-name="Segoe UI Emoji" style:font-name-complex="Segoe UI Emoji"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T86" style:parent-style-name="DefaultParagraphFont" style:family="text">
      <style:text-properties style:font-name="Segoe UI Emoji" style:font-name-complex="Segoe UI Emoji"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style:font-name="Segoe UI Emoji" style:font-name-complex="Segoe UI Emoji"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style:font-name="Segoe UI Emoji" style:font-name-complex="Segoe UI Emoji"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T95" style:parent-style-name="DefaultParagraphFont" style:family="text">
      <style:text-properties style:font-name="Segoe UI Emoji" style:font-name-complex="Segoe UI Emoji"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style:font-name="Segoe UI Emoji" style:font-name-complex="Segoe UI Emoji"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Segoe UI Emoji" style:font-name-complex="Segoe UI Emoji"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T104" style:parent-style-name="DefaultParagraphFont" style:family="text">
      <style:text-properties style:font-name="Segoe UI Emoji" style:font-name-complex="Segoe UI Emoji"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style:font-name="Segoe UI Emoji" style:font-name-complex="Segoe UI Emoji"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style:font-name="Segoe UI Emoji" style:font-name-complex="Segoe UI Emoji"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Normal" style:family="paragraph">
      <style:text-properties fo:font-weight="bold" style:font-weight-asian="bold" style:font-weight-complex="bold"/>
    </style:style>
    <style:style style:name="T113" style:parent-style-name="DefaultParagraphFont" style:family="text">
      <style:text-properties style:font-name="Segoe UI Emoji" style:font-name-complex="Segoe UI Emoji"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style:font-name="Segoe UI Emoji" style:font-name-complex="Segoe UI Emoji"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style:font-name="Segoe UI Emoji" style:font-name-complex="Segoe UI Emoji"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T122" style:parent-style-name="DefaultParagraphFont" style:family="text">
      <style:text-properties style:font-name="Segoe UI Emoji" style:font-name-complex="Segoe UI Emoji"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style:font-name="Segoe UI Emoji" style:font-name-complex="Segoe UI Emoji"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style:font-name="Segoe UI Emoji" style:font-name-complex="Segoe UI Emoji"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T131" style:parent-style-name="DefaultParagraphFont" style:family="text">
      <style:text-properties style:font-name="Segoe UI Emoji" style:font-name-complex="Segoe UI Emoji"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style:font-name="Segoe UI Emoji" style:font-name-complex="Segoe UI Emoji"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style:font-name="Segoe UI Emoji" style:font-name-complex="Segoe UI Emoji"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style:font-name="Segoe UI Emoji" style:font-name-complex="Segoe UI Emoji"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style:font-name="Segoe UI Emoji" style:font-name-complex="Segoe UI Emoji"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style:font-name="Segoe UI Emoji" style:font-name-complex="Segoe UI Emoji"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style:font-name="Segoe UI Emoji" style:font-name-complex="Segoe UI Emoji"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style:font-name="Segoe UI Emoji" style:font-name-complex="Segoe UI Emoji"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style:font-name="Segoe UI Emoji" style:font-name-complex="Segoe UI Emoji"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style:font-name="Segoe UI Emoji" style:font-name-complex="Segoe UI Emoji"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style:font-name="Segoe UI Emoji" style:font-name-complex="Segoe UI Emoji"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font-name="Segoe UI Emoji" style:font-name-complex="Segoe UI Emoji"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style:font-name="Segoe UI Symbol" style:font-name-complex="Segoe UI Symbol"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style:font-name="Segoe UI Symbol" style:font-name-complex="Segoe UI Symbol"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style:font-name="Segoe UI Symbol" style:font-name-complex="Segoe UI Symbol"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style:font-name="Segoe UI Symbol" style:font-name-complex="Segoe UI Symbol"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style:font-name="Segoe UI Emoji" style:font-name-complex="Segoe UI Emoji"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font-name="Segoe UI Emoji" style:font-name-complex="Segoe UI Emoji"/>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Segoe UI Emoji" style:font-name-complex="Segoe UI Emoji"/>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style="italic" style:font-style-asian="italic" style:font-style-complex="italic"/>
    </style:style>
    <style:style style:name="P186" style:parent-style-name="Normal" style:list-style-name="LFO1" style:family="paragraph"/>
    <style:style style:name="T187" style:parent-style-name="DefaultParagraphFont" style:family="text">
      <style:text-properties fo:font-weight="bold" style:font-weight-asian="bold" style:font-weight-complex="bold"/>
    </style:style>
    <style:style style:name="P188" style:parent-style-name="Normal" style:list-style-name="LFO1" style:family="paragraph"/>
    <style:style style:name="T189" style:parent-style-name="DefaultParagraphFont" style:family="text">
      <style:text-properties fo:font-weight="bold" style:font-weight-asian="bold" style:font-weight-complex="bold"/>
    </style:style>
    <style:style style:name="P190" style:parent-style-name="Normal" style:list-style-name="LFO1" style:family="paragraph"/>
    <style:style style:name="T191" style:parent-style-name="DefaultParagraphFont" style:family="text">
      <style:text-properties fo:font-weight="bold" style:font-weight-asian="bold" style:font-weight-complex="bold"/>
    </style:style>
    <style:style style:name="P192" style:parent-style-name="Normal" style:list-style-name="LFO1" style:family="paragraph"/>
    <style:style style:name="T193" style:parent-style-name="DefaultParagraphFont" style:family="text">
      <style:text-properties fo:font-weight="bold" style:font-weight-asian="bold" style:font-weight-complex="bold"/>
    </style:style>
    <style:style style:name="P194" style:parent-style-name="Normal" style:list-style-name="LFO1" style:family="paragraph"/>
    <style:style style:name="T195" style:parent-style-name="DefaultParagraphFont" style:family="text">
      <style:text-properties fo:font-weight="bold" style:font-weight-asian="bold" style:font-weight-complex="bold"/>
    </style:style>
    <style:style style:name="P196" style:parent-style-name="Normal" style:list-style-name="LFO1" style:family="paragraph"/>
    <style:style style:name="T197" style:parent-style-name="DefaultParagraphFont" style:family="text">
      <style:text-properties fo:font-weight="bold" style:font-weight-asian="bold" style:font-weight-complex="bold"/>
    </style:style>
    <style:style style:name="P198" style:parent-style-name="Normal" style:list-style-name="LFO1" style:family="paragraph"/>
    <style:style style:name="T199" style:parent-style-name="DefaultParagraphFont" style:family="text">
      <style:text-properties fo:font-weight="bold" style:font-weight-asian="bold" style:font-weight-complex="bold"/>
    </style:style>
    <style:style style:name="P200" style:parent-style-name="Normal" style:list-style-name="LFO1" style:family="paragraph"/>
    <style:style style:name="T201" style:parent-style-name="DefaultParagraphFont" style:family="text">
      <style:text-properties fo:font-weight="bold" style:font-weight-asian="bold" style:font-weight-complex="bold"/>
    </style:style>
    <style:style style:name="P202" style:parent-style-name="Normal" style:list-style-name="LFO1" style:family="paragraph"/>
    <style:style style:name="T203" style:parent-style-name="DefaultParagraphFont" style:family="text">
      <style:text-properties fo:font-weight="bold" style:font-weight-asian="bold" style:font-weight-complex="bold"/>
    </style:style>
    <style:style style:name="P204" style:parent-style-name="Normal" style:list-style-name="LFO1" style:family="paragraph"/>
    <style:style style:name="T205" style:parent-style-name="DefaultParagraphFont" style:family="text">
      <style:text-properties fo:font-weight="bold" style:font-weight-asian="bold" style:font-weight-complex="bold"/>
    </style:style>
    <style:style style:name="P206" style:parent-style-name="Normal" style:list-style-name="LFO1" style:family="paragraph"/>
    <style:style style:name="T207" style:parent-style-name="DefaultParagraphFont" style:family="text">
      <style:text-properties fo:font-weight="bold" style:font-weight-asian="bold" style:font-weight-complex="bold"/>
    </style:style>
    <style:style style:name="P208" style:parent-style-name="Normal" style:list-style-name="LFO1" style:family="paragraph"/>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style="italic" style:font-style-asian="italic" style:font-style-complex="italic"/>
    </style:style>
    <style:style style:name="P215" style:parent-style-name="Normal" style:family="paragraph">
      <style:text-properties fo:font-weight="bold" style:font-weight-asian="bold" style:font-weight-complex="bold"/>
    </style:style>
    <style:style style:name="P216" style:parent-style-name="Normal" style:list-style-name="LFO2" style:family="paragraph"/>
    <style:style style:name="T217" style:parent-style-name="DefaultParagraphFont" style:family="text">
      <style:text-properties fo:font-weight="bold" style:font-weight-asian="bold" style:font-weight-complex="bold"/>
    </style:style>
    <style:style style:name="P218" style:parent-style-name="Normal" style:list-style-name="LFO2" style:family="paragraph"/>
    <style:style style:name="P219" style:parent-style-name="Normal" style:list-style-name="LFO2" style:family="paragraph"/>
    <style:style style:name="P220" style:parent-style-name="Normal" style:list-style-name="LFO2" style:family="paragraph"/>
    <style:style style:name="P221" style:parent-style-name="Normal" style:list-style-name="LFO2" style:family="paragraph"/>
    <style:style style:name="P222" style:parent-style-name="Normal" style:list-style-name="LFO2" style:family="paragraph"/>
    <style:style style:name="P223" style:parent-style-name="Normal" style:list-style-name="LFO2" style:family="paragraph"/>
    <style:style style:name="P224" style:parent-style-name="Normal" style:list-style-name="LFO2" style:family="paragraph"/>
    <style:style style:name="T225" style:parent-style-name="DefaultParagraphFont" style:family="text">
      <style:text-properties fo:font-weight="bold" style:font-weight-asian="bold" style:font-weight-complex="bold"/>
    </style:style>
    <style:style style:name="P226" style:parent-style-name="Normal" style:list-style-name="LFO2" style:family="paragraph"/>
    <style:style style:name="P227" style:parent-style-name="Normal" style:list-style-name="LFO2" style:family="paragraph"/>
    <style:style style:name="P228" style:parent-style-name="Normal" style:list-style-name="LFO2" style:family="paragraph"/>
    <style:style style:name="P229" style:parent-style-name="Normal" style:list-style-name="LFO2" style:family="paragraph"/>
    <style:style style:name="P230" style:parent-style-name="Normal" style:list-style-name="LFO2" style:family="paragraph"/>
    <style:style style:name="T231" style:parent-style-name="DefaultParagraphFont" style:family="text">
      <style:text-properties fo:font-weight="bold" style:font-weight-asian="bold" style:font-weight-complex="bold"/>
    </style:style>
    <style:style style:name="P232" style:parent-style-name="Normal" style:list-style-name="LFO2" style:family="paragraph"/>
    <style:style style:name="P233" style:parent-style-name="Normal" style:list-style-name="LFO2" style:family="paragraph"/>
    <style:style style:name="P234" style:parent-style-name="Normal" style:list-style-name="LFO2" style:family="paragraph"/>
    <style:style style:name="P235" style:parent-style-name="Normal" style:list-style-name="LFO2" style:family="paragraph"/>
    <style:style style:name="P236" style:parent-style-name="Normal" style:list-style-name="LFO2" style:family="paragraph"/>
    <style:style style:name="P237" style:parent-style-name="Normal" style:list-style-name="LFO2" style:family="paragraph"/>
    <style:style style:name="T238" style:parent-style-name="DefaultParagraphFont" style:family="text">
      <style:text-properties fo:font-weight="bold" style:font-weight-asian="bold" style:font-weight-complex="bold"/>
    </style:style>
    <style:style style:name="P239" style:parent-style-name="Normal" style:list-style-name="LFO2" style:family="paragraph"/>
    <style:style style:name="P240" style:parent-style-name="Normal" style:list-style-name="LFO2" style:family="paragraph"/>
    <style:style style:name="P241" style:parent-style-name="Normal" style:list-style-name="LFO2" style:family="paragraph"/>
    <style:style style:name="P242" style:parent-style-name="Normal" style:list-style-name="LFO2" style:family="paragraph"/>
    <style:style style:name="P243" style:parent-style-name="Normal" style:list-style-name="LFO2" style:family="paragraph"/>
    <style:style style:name="P244" style:parent-style-name="Normal" style:family="paragraph">
      <style:text-properties fo:font-weight="bold" style:font-weight-asian="bold" style:font-weight-complex="bold"/>
    </style:style>
    <style:style style:name="P245" style:parent-style-name="Normal" style:list-style-name="LFO3" style:family="paragraph"/>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list-style-name="LFO3" style:family="paragraph"/>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Normal" style:list-style-name="LFO3" style:family="paragraph"/>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Normal" style:list-style-name="LFO3" style:family="paragraph"/>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style="italic" style:font-style-asian="italic" style:font-style-complex="italic"/>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style="italic" style:font-style-asian="italic" style:font-style-complex="italic"/>
    </style:style>
    <style:style style:name="T262" style:parent-style-name="DefaultParagraphFont" style:family="text">
      <style:text-properties fo:font-style="italic" style:font-style-asian="italic" style:font-style-complex="italic"/>
    </style:style>
    <style:style style:name="P263" style:parent-style-name="Normal" style:family="paragraph">
      <style:text-properties fo:font-weight="bold" style:font-weight-asian="bold" style:font-weight-complex="bold"/>
    </style:style>
    <style:style style:name="P264" style:parent-style-name="Normal" style:family="paragraph">
      <style:text-properties fo:font-weight="bold" style:font-weight-asian="bold" style:font-weight-complex="bold"/>
    </style:style>
    <style:style style:name="P265" style:parent-style-name="Normal" style:list-style-name="LFO4" style:family="paragraph"/>
    <style:style style:name="T266" style:parent-style-name="DefaultParagraphFont" style:family="text">
      <style:text-properties fo:font-weight="bold" style:font-weight-asian="bold" style:font-weight-complex="bold"/>
    </style:style>
    <style:style style:name="P267" style:parent-style-name="Normal" style:list-style-name="LFO4" style:family="paragraph"/>
    <style:style style:name="P268" style:parent-style-name="Normal" style:list-style-name="LFO4" style:family="paragraph"/>
    <style:style style:name="P269" style:parent-style-name="Normal" style:list-style-name="LFO4" style:family="paragraph"/>
    <style:style style:name="T270" style:parent-style-name="DefaultParagraphFont" style:family="text">
      <style:text-properties fo:font-weight="bold" style:font-weight-asian="bold" style:font-weight-complex="bold"/>
    </style:style>
    <style:style style:name="P271" style:parent-style-name="Normal" style:list-style-name="LFO4" style:family="paragraph"/>
    <style:style style:name="T272" style:parent-style-name="DefaultParagraphFont" style:family="text">
      <style:text-properties fo:font-weight="bold" style:font-weight-asian="bold" style:font-weight-complex="bold"/>
    </style:style>
    <style:style style:name="P273" style:parent-style-name="Normal" style:list-style-name="LFO4" style:family="paragraph"/>
    <style:style style:name="T274" style:parent-style-name="DefaultParagraphFont" style:family="text">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Normal" style:list-style-name="LFO5" style:family="paragraph"/>
    <style:style style:name="T277" style:parent-style-name="DefaultParagraphFont" style:family="text">
      <style:text-properties fo:font-weight="bold" style:font-weight-asian="bold" style:font-weight-complex="bold"/>
    </style:style>
    <style:style style:name="P278" style:parent-style-name="Normal" style:list-style-name="LFO5" style:family="paragraph"/>
    <style:style style:name="P279" style:parent-style-name="Normal" style:list-style-name="LFO5" style:family="paragraph"/>
    <style:style style:name="P280" style:parent-style-name="Normal" style:list-style-name="LFO5" style:family="paragraph"/>
    <style:style style:name="T281" style:parent-style-name="DefaultParagraphFont" style:family="text">
      <style:text-properties fo:font-weight="bold" style:font-weight-asian="bold" style:font-weight-complex="bold"/>
    </style:style>
    <style:style style:name="P282" style:parent-style-name="Normal" style:list-style-name="LFO5" style:family="paragraph"/>
    <style:style style:name="T283" style:parent-style-name="DefaultParagraphFont" style:family="text">
      <style:text-properties fo:font-weight="bold" style:font-weight-asian="bold" style:font-weight-complex="bold"/>
    </style:style>
    <style:style style:name="P284" style:parent-style-name="Normal" style:family="paragraph">
      <style:text-properties fo:font-weight="bold" style:font-weight-asian="bold" style:font-weight-complex="bold"/>
    </style:style>
    <style:style style:name="P285" style:parent-style-name="Normal" style:list-style-name="LFO6" style:family="paragraph"/>
    <style:style style:name="T286" style:parent-style-name="DefaultParagraphFont" style:family="text">
      <style:text-properties fo:font-weight="bold" style:font-weight-asian="bold" style:font-weight-complex="bold"/>
    </style:style>
    <style:style style:name="P287" style:parent-style-name="Normal" style:list-style-name="LFO6" style:family="paragraph"/>
    <style:style style:name="T288" style:parent-style-name="DefaultParagraphFont" style:family="text">
      <style:text-properties fo:font-weight="bold" style:font-weight-asian="bold" style:font-weight-complex="bold"/>
    </style:style>
    <style:style style:name="P289" style:parent-style-name="Normal" style:family="paragraph">
      <style:text-properties fo:font-weight="bold" style:font-weight-asian="bold" style:font-weight-complex="bold"/>
    </style:style>
    <style:style style:name="P290" style:parent-style-name="Normal" style:list-style-name="LFO7" style:family="paragraph"/>
    <style:style style:name="T291" style:parent-style-name="DefaultParagraphFont" style:family="text">
      <style:text-properties fo:font-weight="bold" style:font-weight-asian="bold" style:font-weight-complex="bold"/>
    </style:style>
    <style:style style:name="P292" style:parent-style-name="Normal" style:list-style-name="LFO7" style:family="paragraph"/>
    <style:style style:name="T293" style:parent-style-name="DefaultParagraphFont" style:family="text">
      <style:text-properties fo:font-weight="bold" style:font-weight-asian="bold" style:font-weight-complex="bold"/>
    </style:style>
    <style:style style:name="P294" style:parent-style-name="Normal" style:list-style-name="LFO7" style:family="paragraph"/>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font-style="italic" style:font-style-asian="italic" style:font-style-complex="italic"/>
    </style:style>
    <style:style style:name="T297" style:parent-style-name="DefaultParagraphFont" style:family="text">
      <style:text-properties fo:font-weight="bold" style:font-weight-asian="bold" style:font-weight-complex="bold"/>
    </style:style>
    <style:style style:family="graphic" style:name="a12">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office:automatic-styles>
  <office:body>
    <office:text text:use-soft-page-breaks="true">
      <text:p text:style-name="P1">Here’s a refined list with widely used, reliable, and free technologies to ensure long-term support and plenty of troubleshooting resources:</text:p>
      <text:p text:style-name="P2">1. Web Application (Guest List Management &amp; QR Code Generation)</text:p>
      <text:p text:style-name="Normal"><text:span text:style-name="T3">✅</text:span><text:s/><text:span text:style-name="T4">Frontend:</text:span><text:s/>React.js (most<text:s/>widely used JavaScript framework for web apps)<text:line-break/><text:span text:style-name="T5">✅</text:span><text:s/><text:span text:style-name="T6">Backend:</text:span><text:s/>Python with Flask (lightweight and highly popular for web APIs)<text:line-break/><text:span text:style-name="T7">✅</text:span><text:s/><text:span text:style-name="T8">Database:</text:span><text:s/>Firebase Firestore (real-time NoSQL database with free tier)<text:line-break/><text:span text:style-name="T9">✅</text:span><text:s/><text:span text:style-name="T10">QR Code Generation:</text:span><text:s/>Python qrcode library (robust and widely used)<text:line-break/><text:span text:style-name="T11">✅</text:span><text:s/><text:span text:style-name="T12">Invitation Design Integration:</text:span><text:s/>HTML/CSS with dynamic positioning of QR codes</text:p>
      <text:p text:style-name="P13">2. Mobile App (QR Code Scanning &amp; Guest Check-In)</text:p>
      <text:p text:style-name="Normal"><text:span text:style-name="T14">✅</text:span><text:s/><text:span text:style-name="T15">Mobile Frontend:</text:span><text:s/>Flutter (leading cross-platform mobile development framework)<text:line-break/><text:span text:style-name="T16">✅</text:span><text:s/><text:span text:style-name="T17">QR Code Scanner:</text:span><text:s/>Flutter qr_code_scanner package (reliable and frequently updated)<text:line-break/><text:span text:style-name="T18">✅</text:span><text:s/><text:span text:style-name="T19">Guest Check-In Sync:</text:span><text:s/>Firebase Firestore (handles real-time updates seamlessly)<text:line-break/><text:span text:style-name="T20">✅</text:span><text:s/><text:span text:style-name="T21">Duplicate Scan Detection:</text:span><text:s/>Firebase database rules to trigger alerts</text:p>
      <text:p text:style-name="P22">3. Deployment &amp; Hosting (All Free Services)</text:p>
      <text:p text:style-name="Normal"><text:span text:style-name="T23">✅</text:span><text:s/><text:span text:style-name="T24">Web Frontend Hosting:</text:span><text:s/>Vercel (trusted React hosting platform, free tier)<text:line-break/><text:span text:style-name="T25">✅</text:span><text:s/><text:span text:style-name="T26">Backend Hosting:</text:span><text:s/>Render (free hosting for Flask apps with API support)<text:line-break/><text:span text:style-name="T27">✅</text:span><text:s/><text:span text:style-name="T28">Database Hosting:</text:span><text:s/>Firebase (free cloud-based database solution)<text:line-break/><text:span text:style-name="T29">✅</text:span><text:s/><text:span text:style-name="T30">Mobile App Distribution:</text:span><text:s/>Manual APK sharing (for now, before Play Store launch)</text:p>
      <text:p text:style-name="Normal">This setup ensures reliability, scalability, and easy troubleshooting with a wealth of resources online.<text:line-break/>Would you like me to help you structure the database schema or API endpoints next?<text:line-break/>Let’s make sure everything connects smoothly!</text:p>
      <text:p text:style-name="Normal"/>
      <text:p text:style-name="Normal"/>
      <text:p text:style-name="Normal"/>
      <text:p text:style-name="Normal"/>
      <text:p text:style-name="Normal"/>
      <text:p text:style-name="Normal"/>
      <text:p text:style-name="Normal">That’s a solid commitment! With 6 hours per day, we can plan a timeline that efficiently balances development across 5–6 weeks. Here’s the breakdown:</text:p>
      <text:p text:style-name="Normal"><draw:custom-shape svg:x="0in" svg:y="0in" svg:width="45.51042in" svg:height="0.00139in" draw:id="id0" draw:style-name="a0" draw:name="Horizontal Line 43" text:anchor-type="as-char"><svg:title/><svg:desc/><draw:enhanced-geometry draw:type="non-primitive" svg:viewBox="0 0 21600 21600" draw:enhanced-path="M 0 0 L 21600 0 21600 21600 0 21600 Z N"/></draw:custom-shape></text:p>
      <text:p text:style-name="P31">Now that we're shifting away from Firebase Hosting and aiming for a completely free deployment, let's reframe everything carefully to ensure efficiency while maintaining the functionality of the original plan. Here's a redesigned technology stack along with an updated development timeline:</text:p>
      <text:p text:style-name="Normal"><text:span text:style-name="T32"><draw:custom-shape svg:x="0in" svg:y="0in" svg:width="45.51042in" svg:height="0.00139in" draw:z-index="0" draw:id="id1" draw:style-name="a1" draw:name="Horizontal Line 25" text:anchor-type="as-char"><svg:title/><svg:desc/><draw:enhanced-geometry draw:type="non-primitive" svg:viewBox="0 0 21600 21600" draw:enhanced-path="M 0 0 L 21600 0 21600 21600 0 21600 Z N"/></draw:custom-shape></text:span></text:p>
      <text:p text:style-name="Normal"><text:span text:style-name="T33">🔹</text:span><text:span text:style-name="T34"><text:s/>Updated Free Technology Stack</text:span></text:p>
      <text:p text:style-name="Normal"><text:span text:style-name="T35">1️</text:span><text:span text:style-name="T36">⃣</text:span><text:span text:style-name="T37"><text:s/>Web Application (Guest List Management &amp; QR Code Generation)</text:span></text:p>
      <text:p text:style-name="Normal"><text:span text:style-name="T38">✅</text:span><text:span text:style-name="T39"><text:s/>Frontend: React.js (most widely used, free, and scalable JavaScript framework)</text:span><text:span text:style-name="T40"><text:line-break/></text:span><text:span text:style-name="T41">✅</text:span><text:span text:style-name="T42"><text:s/>Backend: Python with Flask (lightweight, free, and ideal for web APIs)</text:span><text:span text:style-name="T43"><text:line-break/></text:span><text:span text:style-name="T44">✅</text:span><text:span text:style-name="T45"><text:s/>Database: Supabase (Free-tier PostgreSQL) OR MongoDB Atlas (Free NoSQL alternative)</text:span><text:span text:style-name="T46"><text:line-break/></text:span><text:span text:style-name="T47">✅</text:span><text:span text:style-name="T48"><text:s/>QR Code Generation: Python qrcode library (lightweight and widely used)</text:span><text:span text:style-name="T49"><text:line-break/></text:span><text:span text:style-name="T50">✅</text:span><text:span text:style-name="T51"><text:s/>Invitation Design Integration: HTML/CSS with dynamic QR positioning</text:span></text:p>
      <text:p text:style-name="Normal"><text:span text:style-name="T52">2️</text:span><text:span text:style-name="T53">⃣</text:span><text:span text:style-name="T54"><text:s/>Mobile App (QR Code Scanning &amp; Guest Check-In)</text:span></text:p>
      <text:p text:style-name="Normal"><text:span text:style-name="T55">✅</text:span><text:span text:style-name="T56"><text:s/>Frontend: Flutter (free, cross-platform mobile framework)</text:span><text:span text:style-name="T57"><text:line-break/></text:span><text:span text:style-name="T58">✅</text:span><text:span text:style-name="T59"><text:s/>QR Code Scanner: Flutter qr_code_scanner package (popular and reliable)</text:span><text:span text:style-name="T60"><text:line-break/></text:span><text:span text:style-name="T61">✅</text:span><text:span text:style-name="T62"><text:s/>Guest Check-In Sync: Supabase OR MongoDB Atlas (handles real-time updates)</text:span><text:span text:style-name="T63"><text:line-break/></text:span><text:span text:style-name="T64">✅</text:span><text:span text:style-name="T65"><text:s/>Duplicate Scan Detection: Backend validation via Flask APIs</text:span></text:p>
      <text:p text:style-name="Normal"><text:span text:style-name="T66">3️</text:span><text:span text:style-name="T67">⃣</text:span><text:span text:style-name="T68"><text:s/>Deployment &amp; Hosting (All Free Services)</text:span></text:p>
      <text:p text:style-name="Normal"><text:span text:style-name="T69">✅</text:span><text:span text:style-name="T70"><text:s/>Web Frontend Hosting: Vercel (best free-tier React hosting option)</text:span><text:span text:style-name="T71"><text:line-break/></text:span><text:span text:style-name="T72">✅</text:span><text:span text:style-name="T73"><text:s/>Backend Hosting: Render (free-tier hosting for Flask APIs)</text:span><text:span text:style-name="T74"><text:line-break/></text:span><text:span text:style-name="T75">✅</text:span><text:span text:style-name="T76"><text:s/>Database Hosting: Supabase (Free-tier PostgreSQL) OR MongoDB Atlas (Free-tier NoSQL)</text:span><text:span text:style-name="T77"><text:line-break/></text:span><text:span text:style-name="T78">✅</text:span><text:span text:style-name="T79"><text:s/>Mobile App Distribution: Manual APK sharing before Play Store launch</text:span></text:p>
      <text:p text:style-name="Normal"><text:span text:style-name="T80">🚀</text:span><text:span text:style-name="T81"><text:s/>This setup ensures reliable, scalable, and completely FREE deployment!</text:span></text:p>
      <text:p text:style-name="Normal"><text:span text:style-name="T82"><draw:custom-shape svg:x="0in" svg:y="0in" svg:width="45.51042in" svg:height="0.00139in" draw:z-index="0" draw:id="id2" draw:style-name="a2" draw:name="Horizontal Line 26" text:anchor-type="as-char"><svg:title/><svg:desc/><draw:enhanced-geometry draw:type="non-primitive" svg:viewBox="0 0 21600 21600" draw:enhanced-path="M 0 0 L 21600 0 21600 21600 0 21600 Z N"/></draw:custom-shape></text:span></text:p>
      <text:p text:style-name="Normal"><text:span text:style-name="T83">🔹</text:span><text:span text:style-name="T84"><text:s/>Updated Development Timeline</text:span></text:p>
      <text:p text:style-name="P85">Week 1: Planning &amp; Backend Setup</text:p>
      <text:p text:style-name="Normal"><text:span text:style-name="T86">🟢</text:span><text:span text:style-name="T87"><text:s/>Day 1-2: Define exact user flow, database schema, and API structure.</text:span><text:span text:style-name="T88"><text:line-break/></text:span><text:span text:style-name="T89">🟢</text:span><text:span text:style-name="T90"><text:s/>Day 3-4: Set up Supabase (PostgreSQL) OR MongoDB Atlas database.</text:span><text:span text:style-name="T91"><text:line-break/></text:span><text:span text:style-name="T92">🟢</text:span><text:span text:style-name="T93"><text:s/>Day 5-7: Build Flask API for guest management, QR code generation, and check-in validation.</text:span></text:p>
      <text:p text:style-name="P94">Week 2: Web Application (PC)</text:p>
      <text:p text:style-name="Normal"><text:span text:style-name="T95">🟠</text:span><text:span text:style-name="T96"><text:s/>Day 8-9: Set up React frontend and connect it to Flask API.</text:span><text:span text:style-name="T97"><text:line-break/></text:span><text:span text:style-name="T98">🟠</text:span><text:span text:style-name="T99"><text:s/>Day 10-11: Implement CSV upload &amp; guest entry feature.</text:span><text:span text:style-name="T100"><text:line-break/></text:span><text:span text:style-name="T101">🟠</text:span><text:span text:style-name="T102"><text:s/>Day 12-14: Develop bulk QR code generator and store data in database.</text:span></text:p>
      <text:p text:style-name="P103">Week 3: Invitation Design Integration</text:p>
      <text:p text:style-name="Normal"><text:span text:style-name="T104">🔵</text:span><text:span text:style-name="T105"><text:s/>Day 15-16: Build HTML template for invitations.</text:span><text:span text:style-name="T106"><text:line-break/></text:span><text:span text:style-name="T107">🔵</text:span><text:span text:style-name="T108"><text:s/>Day 17-18: Implement QR code positioning on the invites.</text:span><text:span text:style-name="T109"><text:line-break/></text:span><text:span text:style-name="T110">🔵</text:span><text:span text:style-name="T111"><text:s/>Day 19-21: Allow users to download or print QR-embedded invitations.</text:span></text:p>
      <text:p text:style-name="P112">Week 4: Mobile App Development (Flutter)</text:p>
      <text:p text:style-name="Normal"><text:span text:style-name="T113">🟣</text:span><text:span text:style-name="T114"><text:s/>Day 22-23: Set up Flutter app, UI design, and permissions.</text:span><text:span text:style-name="T115"><text:line-break/></text:span><text:span text:style-name="T116">🟣</text:span><text:span text:style-name="T117"><text:s/>Day 24-26: Implement QR scanner with guest validation via Flask API.</text:span><text:span text:style-name="T118"><text:line-break/></text:span><text:span text:style-name="T119">🟣</text:span><text:span text:style-name="T120"><text:s/>Day 27-28: Connect to Supabase or MongoDB for real-time check-ins.</text:span></text:p>
      <text:p text:style-name="P121">Week 5: Testing &amp; Optimization</text:p>
      <text:p text:style-name="Normal"><text:span text:style-name="T122">🔴</text:span><text:span text:style-name="T123"><text:s/>Day 29-30: Test web app—ensure QR codes generate correctly.</text:span><text:span text:style-name="T124"><text:line-break/></text:span><text:span text:style-name="T125">🔴</text:span><text:span text:style-name="T126"><text:s/>Day 31-32: Test mobile app scanning feature &amp; duplicate detection.</text:span><text:span text:style-name="T127"><text:line-break/></text:span><text:span text:style-name="T128">🔴</text:span><text:span text:style-name="T129"><text:s/>Day 33-34: Fix any bugs, optimize performance, and finalize deployment.</text:span></text:p>
      <text:p text:style-name="P130">Week 6: Deployment &amp; Final Checks</text:p>
      <text:p text:style-name="Normal"><text:span text:style-name="T131">🟢</text:span><text:span text:style-name="T132"><text:s/>Day 35-36: Deploy React frontend on Vercel and Flask backend on Render.</text:span><text:span text:style-name="T133"><text:line-break/></text:span><text:span text:style-name="T134">🟢</text:span><text:span text:style-name="T135"><text:s/>Day 37-38: Final mobile app testing &amp; APK distribution.</text:span><text:span text:style-name="T136"><text:line-break/></text:span><text:span text:style-name="T137">🟢</text:span><text:span text:style-name="T138"><text:s/>Day 39-42: Event simulation—invite test users and monitor system performance.</text:span></text:p>
      <text:p text:style-name="Normal"><text:span text:style-name="T139">🔹</text:span><text:span text:style-name="T140"><text:s/>Total Duration: 6 Weeks (part-time, but can be shortened if working full-time).</text:span><text:span text:style-name="T141"><text:line-break/></text:span><text:span text:style-name="T142">🔹</text:span><text:span text:style-name="T143"><text:s/>Flexibility: You can adjust based on debugging/troubleshooting delays.</text:span></text:p>
      <text:p text:style-name="Normal"><text:span text:style-name="T144"><draw:custom-shape svg:x="0in" svg:y="0in" svg:width="45.51042in" svg:height="0.00139in" draw:z-index="0" draw:id="id3" draw:style-name="a3" draw:name="Horizontal Line 27" text:anchor-type="as-char"><svg:title/><svg:desc/><draw:enhanced-geometry draw:type="non-primitive" svg:viewBox="0 0 21600 21600" draw:enhanced-path="M 0 0 L 21600 0 21600 21600 0 21600 Z N"/></draw:custom-shape></text:span></text:p>
      <text:p text:style-name="Normal"><text:span text:style-name="T145">🚀</text:span><text:span text:style-name="T146"><text:s/>Key Benefits of This Updated Plan</text:span></text:p>
      <text:p text:style-name="Normal"><text:span text:style-name="T147">✅</text:span><text:span text:style-name="T148"><text:s/>Avoids Firebase Hosting Costs – No need to pay for hosting while keeping all necessary features.</text:span><text:span text:style-name="T149"><text:line-break/></text:span><text:span text:style-name="T150">✅</text:span><text:span text:style-name="T151"><text:s/>Uses Free-tier Databases – Supabase or MongoDB Atlas offer flexible, cost-free storage solutions.</text:span><text:span text:style-name="T152"><text:line-break/></text:span><text:span text:style-name="T153">✅</text:span><text:span text:style-name="T154"><text:s/>Ensures Seamless API Integration – Flask connects everything efficiently, keeping the project scalable.</text:span><text:span text:style-name="T155"><text:line-break/></text:span><text:span text:style-name="T156">✅</text:span><text:span text:style-name="T157"><text:s/>Deploys React &amp; Flask Independently – Using Vercel &amp; Render, both platforms allow free hosting.</text:span><text:span text:style-name="T158"><text:line-break/></text:span><text:span text:style-name="T159">✅</text:span><text:span text:style-name="T160"><text:s/>Mobile App Distribution Without Costs – APKs can be shared manually before Play Store launch.</text:span></text:p>
      <text:p text:style-name="Normal"><text:span text:style-name="T161"><draw:custom-shape svg:x="0in" svg:y="0in" svg:width="45.51042in" svg:height="0.00139in" draw:z-index="0" draw:id="id4" draw:style-name="a4" draw:name="Horizontal Line 28" text:anchor-type="as-char"><svg:title/><svg:desc/><draw:enhanced-geometry draw:type="non-primitive" svg:viewBox="0 0 21600 21600" draw:enhanced-path="M 0 0 L 21600 0 21600 21600 0 21600 Z N"/></draw:custom-shape></text:span></text:p>
      <text:p text:style-name="Normal"><text:span text:style-name="T162">📌</text:span><text:span text:style-name="T163"><text:s/>Next Steps</text:span></text:p>
      <text:p text:style-name="Normal"><text:span text:style-name="T164">1️</text:span><text:span text:style-name="T165">⃣</text:span><text:span text:style-name="T166"><text:s/>Decide between Supabase (PostgreSQL) or MongoDB Atlas (NoSQL).</text:span><text:span text:style-name="T167"><text:line-break/>2️</text:span><text:span text:style-name="T168">⃣</text:span><text:span text:style-name="T169"><text:s/>Set up Render hosting for Flask backend (I can guide you through deployment).</text:span><text:span text:style-name="T170"><text:line-break/>3️</text:span><text:span text:style-name="T171">⃣</text:span><text:span text:style-name="T172"><text:s/>Finalize React frontend structure and API calls.</text:span><text:span text:style-name="T173"><text:line-break/>4️</text:span><text:span text:style-name="T174">⃣</text:span><text:span text:style-name="T175"><text:s/>Ensure Flutter QR scanning interacts correctly with Flask backend.</text:span></text:p>
      <text:p text:style-name="Normal"><text:span text:style-name="T176">Would you like me to help set up database schema or Flask API structures next? Let’s move forward strategically!<text:s/></text:span><text:span text:style-name="T177">🚀</text:span><text:span text:style-name="T178"><text:line-break/>You're making solid decisions, and this plan keeps everything completely FREE.</text:span></text:p>
      <text:p text:style-name="Normal"><draw:custom-shape svg:x="0in" svg:y="0in" svg:width="45.51042in" svg:height="0.00139in" draw:id="id5" draw:style-name="a5" draw:name="Horizontal Line 49" text:anchor-type="as-char"><svg:title/><svg:desc/><draw:enhanced-geometry draw:type="non-primitive" svg:viewBox="0 0 21600 21600" draw:enhanced-path="M 0 0 L 21600 0 21600 21600 0 21600 Z N"/></draw:custom-shape></text:p>
      <text:p text:style-name="Normal"><text:span text:style-name="T179">🔹</text:span><text:s/><text:span text:style-name="T180">Estimated Total Duration:</text:span><text:s/>6 Weeks (part-time)<text:line-break/><text:span text:style-name="T181">🔹</text:span><text:s/><text:span text:style-name="T182">Flexibility:</text:span><text:s/>You can shorten this if you put in extra hours or delay if troubleshooting takes longer.</text:p>
      <text:p text:style-name="Normal">How does this timeline feel? Need adjustments or prioritization in certain areas?</text:p>
      <text:p text:style-name="Normal"/>
      <text:p text:style-name="Normal"/>
      <text:p text:style-name="Normal">Prompt for the diagram for flow:</text:p>
      <text:p text:style-name="Normal">Here’s a<text:s/><text:span text:style-name="T183">detailed prompt</text:span><text:s/>you can provide to Claude AI for generating a flow diagram of your QR code system project:</text:p>
      <text:p text:style-name="Normal"><draw:custom-shape svg:x="0in" svg:y="0in" svg:width="45.51042in" svg:height="0.00139in" draw:id="id6" draw:style-name="a6" draw:name="Horizontal Line 69" text:anchor-type="as-char"><svg:title/><svg:desc/><draw:enhanced-geometry draw:type="non-primitive" svg:viewBox="0 0 21600 21600" draw:enhanced-path="M 0 0 L 21600 0 21600 21600 0 21600 Z N"/></draw:custom-shape></text:p>
      <text:p text:style-name="Normal"><text:span text:style-name="T184">Prompt:</text:span><text:line-break/><text:span text:style-name="T185">"Create a flowchart diagram representing the architecture of a QR code-based event management system. The system consists of a web application for guest list management and QR code generation, a mobile app for scanning and check-in tracking, and a real-time database for storing guest information. The key components include:"</text:span></text:p>
      <text:list text:style-name="LFO1" text:continue-numbering="true">
        <text:list-item>
          <text:p text:style-name="P186"><text:span text:style-name="T187">Web Application (PC)</text:span></text:p>
          <text:list text:continue-numbering="true">
            <text:list-item>
              <text:p text:style-name="P188"><text:span text:style-name="T189">Guest List Management:</text:span><text:s/>Users upload guest data via CSV or manual entry.</text:p>
            </text:list-item>
            <text:list-item>
              <text:p text:style-name="P190"><text:span text:style-name="T191">QR Code Generation:</text:span><text:s/>A unique QR code is generated for each guest.</text:p>
            </text:list-item>
            <text:list-item>
              <text:p text:style-name="P192"><text:span text:style-name="T193">Invitation Design Integration:</text:span><text:s/>QR codes are placed dynamically within<text:s/>customized invitations.</text:p>
            </text:list-item>
            <text:list-item>
              <text:p text:style-name="P194"><text:span text:style-name="T195">Database Storage:</text:span><text:s/>Guest details and QR codes are stored in Firebase Firestore.</text:p>
            </text:list-item>
          </text:list>
        </text:list-item>
        <text:list-item>
          <text:p text:style-name="P196"><text:span text:style-name="T197">Mobile Application (Scanning &amp; Check-In)</text:span></text:p>
          <text:list text:continue-numbering="true">
            <text:list-item>
              <text:p text:style-name="P198"><text:span text:style-name="T199">QR Code Scanner:</text:span><text:s/>App scans QR codes at event entry points.</text:p>
            </text:list-item>
            <text:list-item>
              <text:p text:style-name="P200"><text:span text:style-name="T201">Real-Time Check-In:</text:span><text:s/>Firebase database updates guest status to "Checked-In."</text:p>
            </text:list-item>
            <text:list-item>
              <text:p text:style-name="P202"><text:span text:style-name="T203">Duplicate Detection:</text:span><text:s/>If scanned again, the system alerts event staff.</text:p>
            </text:list-item>
          </text:list>
        </text:list-item>
        <text:list-item>
          <text:p text:style-name="P204"><text:span text:style-name="T205">Data Flow &amp; Communication</text:span></text:p>
          <text:list text:continue-numbering="true">
            <text:list-item>
              <text:p text:style-name="P206"><text:span text:style-name="T207">User uploads guest list → Web app generates QR codes → Data is stored in Firebase → Mobile app retrieves guest details and performs check-in validation.</text:span></text:p>
            </text:list-item>
            <text:list-item>
              <text:p text:style-name="P208"><text:span text:style-name="T209">All interactions should be visually mapped with arrows showing dependencies and connections.</text:span></text:p>
            </text:list-item>
          </text:list>
        </text:list-item>
      </text:list>
      <text:p text:style-name="Normal"><text:span text:style-name="T210">"Ensure the diagram highlights the interaction between frontend (React web, Flutter mobile), backend (Flask API), and database (Firebase). Use clear labels to define processes and data storage points."</text:span></text:p>
      <text:p text:style-name="Normal"><draw:custom-shape svg:x="0in" svg:y="0in" svg:width="45.51042in" svg:height="0.00139in" draw:id="id7" draw:style-name="a7" draw:name="Horizontal Line 70" text:anchor-type="as-char"><svg:title/><svg:desc/><draw:enhanced-geometry draw:type="non-primitive" svg:viewBox="0 0 21600 21600" draw:enhanced-path="M 0 0 L 21600 0 21600 21600 0 21600 Z N"/></draw:custom-shape></text:p>
      <text:p text:style-name="Normal">This prompt should guide Claude AI in producing a structured diagram. Would you like any modifications or additions to refine the request?<text:line-break/>Let me know if you need further tweaks to capture the full project scope!</text:p>
      <text:p text:style-name="Normal"/>
      <text:p text:style-name="Normal">Here’s a prompt for<text:s/><text:span text:style-name="T211">Claude AI</text:span><text:s/>to generate a structured<text:s/><text:span text:style-name="T212">database schema</text:span><text:s/>diagram for your QR code event management system:</text:p>
      <text:p text:style-name="Normal"><draw:custom-shape svg:x="0in" svg:y="0in" svg:width="45.51042in" svg:height="0.00139in" draw:id="id8" draw:style-name="a8" draw:name="Horizontal Line 85" text:anchor-type="as-char"><svg:title/><svg:desc/><draw:enhanced-geometry draw:type="non-primitive" svg:viewBox="0 0 21600 21600" draw:enhanced-path="M 0 0 L 21600 0 21600 21600 0 21600 Z N"/></draw:custom-shape></text:p>
      <text:p text:style-name="Normal"><text:span text:style-name="T213">Prompt:</text:span><text:line-break/><text:span text:style-name="T214">"Create an entity-relationship diagram (ERD) for the database schema of a QR code-based event management system. The system includes a web application for guest list management and QR code generation, a mobile app for scanning and tracking check-ins, and a Firebase database for real-time data storage. The key entities and relationships include:"</text:span></text:p>
      <text:p text:style-name="P215">Entities &amp;<text:s/>Attributes:</text:p>
      <text:list text:style-name="LFO2" text:continue-numbering="true">
        <text:list-item>
          <text:p text:style-name="P216"><text:span text:style-name="T217">Guests Table</text:span></text:p>
          <text:list text:continue-numbering="true">
            <text:list-item>
              <text:p text:style-name="P218">guest_id (Primary Key, Unique ID)</text:p>
            </text:list-item>
            <text:list-item>
              <text:p text:style-name="P219">name (Full name)</text:p>
            </text:list-item>
            <text:list-item>
              <text:p text:style-name="P220">email (Optional, for digital invites)</text:p>
            </text:list-item>
            <text:list-item>
              <text:p text:style-name="P221">phone_number (Contact info)</text:p>
            </text:list-item>
            <text:list-item>
              <text:p text:style-name="P222">qr_code (Unique generated QR image)</text:p>
            </text:list-item>
            <text:list-item>
              <text:p text:style-name="P223">status (Checked-in or Pending)</text:p>
            </text:list-item>
          </text:list>
        </text:list-item>
        <text:list-item>
          <text:p text:style-name="P224"><text:span text:style-name="T225">Events Table</text:span></text:p>
          <text:list text:continue-numbering="true">
            <text:list-item>
              <text:p text:style-name="P226">event_id (Primary Key, Unique ID)</text:p>
            </text:list-item>
            <text:list-item>
              <text:p text:style-name="P227">event_name</text:p>
            </text:list-item>
            <text:list-item>
              <text:p text:style-name="P228">event_date</text:p>
            </text:list-item>
            <text:list-item>
              <text:p text:style-name="P229">venue</text:p>
            </text:list-item>
          </text:list>
        </text:list-item>
        <text:list-item>
          <text:p text:style-name="P230"><text:span text:style-name="T231">Check-In Records Table</text:span></text:p>
          <text:list text:continue-numbering="true">
            <text:list-item>
              <text:p text:style-name="P232">checkin_id (Primary Key, Unique ID)</text:p>
            </text:list-item>
            <text:list-item>
              <text:p text:style-name="P233">guest_id (Foreign Key, linked to Guests)</text:p>
            </text:list-item>
            <text:list-item>
              <text:p text:style-name="P234">event_id (Foreign Key, linked to Events)</text:p>
            </text:list-item>
            <text:list-item>
              <text:p text:style-name="P235">timestamp (Time of entry)</text:p>
            </text:list-item>
            <text:list-item>
              <text:p text:style-name="P236">attempt_count (Number of check-ins per guest)</text:p>
            </text:list-item>
          </text:list>
        </text:list-item>
        <text:list-item>
          <text:p text:style-name="P237"><text:span text:style-name="T238">Users/Admins Table</text:span></text:p>
          <text:list text:continue-numbering="true">
            <text:list-item>
              <text:p text:style-name="P239">user_id (Primary Key, Unique ID)</text:p>
            </text:list-item>
            <text:list-item>
              <text:p text:style-name="P240">name</text:p>
            </text:list-item>
            <text:list-item>
              <text:p text:style-name="P241">email</text:p>
            </text:list-item>
            <text:list-item>
              <text:p text:style-name="P242">password_hash</text:p>
            </text:list-item>
            <text:list-item>
              <text:p text:style-name="P243">role (Admin or Event Staff)</text:p>
            </text:list-item>
          </text:list>
        </text:list-item>
      </text:list>
      <text:p text:style-name="P244">Relationships &amp; Data Flow:</text:p>
      <text:list text:style-name="LFO3" text:continue-numbering="true">
        <text:list-item>
          <text:p text:style-name="P245"><text:span text:style-name="T246">Each guest</text:span><text:s/>is assigned a<text:s/><text:span text:style-name="T247">unique QR code</text:span><text:s/>stored in Firebase.</text:p>
        </text:list-item>
        <text:list-item>
          <text:p text:style-name="P248"><text:span text:style-name="T249">When scanned via the mobile app</text:span>, guest check-in details are updated in<text:s/><text:span text:style-name="T250">real-time</text:span>.</text:p>
        </text:list-item>
        <text:list-item>
          <text:p text:style-name="P251"><text:span text:style-name="T252">Duplicate check-ins</text:span><text:s/>trigger an alert based on the attempt_count in the<text:s/><text:span text:style-name="T253">Check-In Records Table</text:span>.</text:p>
        </text:list-item>
        <text:list-item>
          <text:p text:style-name="P254"><text:span text:style-name="T255">Admins can manage events and view guest attendance logs.</text:span></text:p>
        </text:list-item>
      </text:list>
      <text:p text:style-name="Normal"><text:span text:style-name="T256">"Make sure the diagram includes clear relationships between entities, primary keys, and foreign key dependencies. Highlight the flow of data from guest registration to QR generation, scanning, and database updates."</text:span></text:p>
      <text:p text:style-name="Normal"><draw:custom-shape svg:x="0in" svg:y="0in" svg:width="45.51042in" svg:height="0.00139in" draw:id="id9" draw:style-name="a9" draw:name="Horizontal Line 86" text:anchor-type="as-char"><svg:title/><svg:desc/><draw:enhanced-geometry draw:type="non-primitive" svg:viewBox="0 0 21600 21600" draw:enhanced-path="M 0 0 L 21600 0 21600 21600 0 21600 Z N"/></draw:custom-shape></text:p>
      <text:p text:style-name="Normal">This prompt will help Claude AI create a well-defined<text:s/><text:span text:style-name="T257">database structure</text:span><text:s/>for your project. Would you like me to refine any specific data fields or add authentication mechanisms?<text:line-break/>Let me know if you need adjustments!</text:p>
      <text:p text:style-name="Normal"/>
      <text:p text:style-name="Normal"/>
      <text:p text:style-name="Normal">Here’s a<text:s/><text:span text:style-name="T258">detailed prompt</text:span><text:s/>you can provide to Claude AI to generate the<text:s/><text:span text:style-name="T259">API structure</text:span><text:s/>for your QR code event management system:</text:p>
      <text:p text:style-name="Normal"><draw:custom-shape svg:x="0in" svg:y="0in" svg:width="45.51042in" svg:height="0.00139in" draw:id="id10" draw:style-name="a10" draw:name="Horizontal Line 107" text:anchor-type="as-char"><svg:title/><svg:desc/><draw:enhanced-geometry draw:type="non-primitive" svg:viewBox="0 0 21600 21600" draw:enhanced-path="M 0 0 L 21600 0 21600 21600 0 21600 Z N"/></draw:custom-shape></text:p>
      <text:p text:style-name="Normal"><text:span text:style-name="T260">Prompt:</text:span><text:line-break/><text:span text:style-name="T261">"Create a detailed API structure for a<text:s/></text:span><text:span text:style-name="T262">QR code-based event management system. The system consists of a web application for guest list management and QR code generation (React frontend, Flask backend), a mobile app for scanning and tracking check-ins (Flutter frontend, Firebase backend), and a real-time database (Firebase Firestore). The API must include:"</text:span></text:p>
      <text:p text:style-name="P263">Core API Endpoints &amp; Functionality</text:p>
      <text:p text:style-name="P264">1. Web Application APIs (React + Flask)</text:p>
      <text:list text:style-name="LFO4" text:continue-numbering="true">
        <text:list-item>
          <text:p text:style-name="P265"><text:span text:style-name="T266">POST /api/guests</text:span><text:s/>– Adds a new guest to the database.<text:s/></text:p>
          <text:list text:continue-numbering="true">
            <text:list-item>
              <text:p text:style-name="P267">Parameters: { "name": "John Doe", "email":<text:s/>"john@example.com", "phone": "+123456789" }</text:p>
            </text:list-item>
            <text:list-item>
              <text:p text:style-name="P268">Returns: { "guest_id": 101, "status": "Guest added successfully" }</text:p>
            </text:list-item>
          </text:list>
        </text:list-item>
        <text:list-item>
          <text:p text:style-name="P269"><text:span text:style-name="T270">GET /api/guests</text:span><text:s/>– Retrieves the guest list.</text:p>
        </text:list-item>
        <text:list-item>
          <text:p text:style-name="P271"><text:span text:style-name="T272">POST /api/generate_qr</text:span><text:s/>– Generates a QR code for a guest and stores the reference in Firebase.</text:p>
        </text:list-item>
        <text:list-item>
          <text:p text:style-name="P273"><text:span text:style-name="T274">POST /api/invitations</text:span><text:s/>– Embeds the QR code into an invitation and returns a downloadable file.</text:p>
        </text:list-item>
      </text:list>
      <text:p text:style-name="P275">2. Mobile App APIs (Flutter + Flask/Firebase)</text:p>
      <text:list text:style-name="LFO5" text:continue-numbering="true">
        <text:list-item>
          <text:p text:style-name="P276"><text:span text:style-name="T277">POST /api/scan_qr</text:span><text:s/>– Accepts a scanned QR code and validates guest entry.<text:s/></text:p>
          <text:list text:continue-numbering="true">
            <text:list-item>
              <text:p text:style-name="P278">Parameters: { "qr_code": "unique_guest_qr" }</text:p>
            </text:list-item>
            <text:list-item>
              <text:p text:style-name="P279">Returns: { "guest_id": 101, "status": "Checked-In", "timestamp": "2025-05-17T11:49:00" }</text:p>
            </text:list-item>
          </text:list>
        </text:list-item>
        <text:list-item>
          <text:p text:style-name="P280"><text:span text:style-name="T281">POST /api/checkin</text:span><text:s/>– Marks a guest as checked-in to the event.</text:p>
        </text:list-item>
        <text:list-item>
          <text:p text:style-name="P282"><text:span text:style-name="T283">GET /api/duplicate_check/{qr_code}</text:span><text:s/>– Checks if the guest has already scanned their QR code.</text:p>
        </text:list-item>
      </text:list>
      <text:p text:style-name="P284">3. Authentication &amp; User Management (Firebase)</text:p>
      <text:list text:style-name="LFO6" text:continue-numbering="true">
        <text:list-item>
          <text:p text:style-name="P285"><text:span text:style-name="T286">POST /api/auth/login</text:span><text:s/>– Authenticates admin/staff users.</text:p>
        </text:list-item>
        <text:list-item>
          <text:p text:style-name="P287"><text:span text:style-name="T288">POST /api/auth/signup</text:span><text:s/>– Registers a new event admin.</text:p>
        </text:list-item>
      </text:list>
      <text:p text:style-name="P289">4. Database &amp; Hosting APIs</text:p>
      <text:list text:style-name="LFO7" text:continue-numbering="true">
        <text:list-item>
          <text:p text:style-name="P290"><text:span text:style-name="T291">Firebase Firestore API</text:span><text:s/>for guest data storage.</text:p>
        </text:list-item>
        <text:list-item>
          <text:p text:style-name="P292"><text:span text:style-name="T293">Render API</text:span><text:s/>for Flask backend hosting.</text:p>
        </text:list-item>
        <text:list-item>
          <text:p text:style-name="P294"><text:span text:style-name="T295">Vercel API</text:span><text:s/>for React frontend deployment.</text:p>
        </text:list-item>
      </text:list>
      <text:p text:style-name="Normal"><draw:custom-shape svg:x="0in" svg:y="0in" svg:width="45.51042in" svg:height="0.00139in" draw:id="id11" draw:style-name="a11" draw:name="Horizontal Line 108" text:anchor-type="as-char"><svg:title/><svg:desc/><draw:enhanced-geometry draw:type="non-primitive" svg:viewBox="0 0 21600 21600" draw:enhanced-path="M 0 0 L 21600 0 21600 21600 0 21600 Z N"/></draw:custom-shape></text:p>
      <text:p text:style-name="Normal"><text:span text:style-name="T296">"Ensure the API structure includes clear method types (GET, POST), required parameters, return values, and authentication considerations. Use visual connections to show the data flow between React (frontend), Flask (backend), Firebase (database), and Flutter (mobile app)."</text:span></text:p>
      <text:p text:style-name="Normal"><draw:custom-shape svg:x="0in" svg:y="0in" svg:width="45.51042in" svg:height="0.00139in" draw:id="id12" draw:style-name="a12" draw:name="Horizontal Line 109" text:anchor-type="as-char"><svg:title/><svg:desc/><draw:enhanced-geometry draw:type="non-primitive" svg:viewBox="0 0 21600 21600" draw:enhanced-path="M 0 0 L 21600 0 21600 21600 0 21600 Z N"/></draw:custom-shape></text:p>
      <text:p text:style-name="Normal">This prompt should help Claude AI generate a well-structured<text:s/><text:span text:style-name="T297">API flow diagram</text:span><text:s/>for your system. Do you need any modifications or additional endpoint considerations before sending it off?</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shwin kumar</meta:initial-creator>
    <dc:creator>ashwin kumar</dc:creator>
    <meta:creation-date>2025-05-17T09:29:00Z</meta:creation-date>
    <dc:date>2025-05-19T19:59:00Z</dc:date>
    <meta:template xlink:href="Normal" xlink:type="simple"/>
    <meta:editing-cycles>5</meta:editing-cycles>
    <meta:editing-duration>PT56400S</meta:editing-duration>
    <meta:document-statistic meta:page-count="1" meta:paragraph-count="23" meta:word-count="1772" meta:character-count="11850" meta:row-count="84" meta:non-whitespace-character-count="10101"/>
  </office:meta>
</office:document-meta>
</file>